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3CEAAD2AD59209C4D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family-generic="modern" style:font-pitch="fixed"/>
    <style:font-face style:name="Noto Mono" svg:font-family="'Noto Mono'" style:font-family-generic="modern" style:font-pitch="fixed"/>
    <style:font-face style:name="Unispace" svg:font-family="Unispace" style:font-family-generic="modern" style:font-pitch="fixed"/>
    <style:font-face style:name="David CLM" svg:font-family="'David CLM'" style:font-pitch="variable"/>
    <style:font-face style:name="Ebrima" svg:font-family="Ebrima" style:font-pitch="variable"/>
    <style:font-face style:name="Sitka Small" svg:font-family="'Sitka Small'" style:font-pitch="variable"/>
    <style:font-face style:name="Zeroes One" svg:font-family="'Zeroes One'" style:font-family-generic="decorative" style:font-pitch="variable"/>
    <style:font-face style:name="Anurati" svg:font-family="Anurati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ond" svg:font-family="'Noto Serif Cond'" style:font-family-generic="roman" style:font-pitch="variable"/>
    <style:font-face style:name="Bahnschrift" svg:font-family="Bahnschrift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ndara Light" svg:font-family="'Candara Light'" style:font-family-generic="swiss" style:font-pitch="variable"/>
    <style:font-face style:name="Corbel Light1" svg:font-family="'Corbel Light'" style:font-adornments="Light Condensed" style:font-family-generic="swiss" style:font-pitch="variable"/>
    <style:font-face style:name="Corbel Light" svg:font-family="'Corbel Light'" style:font-adornments="Regular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14004" draw:textarea-horizontal-align="justify" draw:textarea-vertical-align="middle" draw:auto-grow-height="false" fo:min-height="6.161cm" fo:min-width="20.30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otted_20__28_var_29_" svg:stroke-width="0.106cm" svg:stroke-color="#928049" draw:marker-start-width="0.358cm" draw:marker-end-width="0.358cm" draw:fill-color="#efe7cb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-color="#000307" draw:textarea-horizontal-align="justify" draw:textarea-vertical-align="middle" draw:auto-grow-height="false" fo:min-height="7.187cm" fo:min-width="0.969cm"/>
    </style:style>
    <style:style style:name="gr5" style:family="graphic" style:parent-style-name="standard">
      <style:graphic-properties draw:stroke="none" draw:fill-color="#000307" draw:textarea-horizontal-align="justify" draw:textarea-vertical-align="middle" draw:auto-grow-height="false" fo:min-height="0.59cm" fo:min-width="20.032cm"/>
    </style:style>
    <style:style style:name="gr6" style:family="graphic" style:parent-style-name="standard">
      <style:graphic-properties draw:stroke="none" draw:fill-color="#000307" draw:textarea-horizontal-align="justify" draw:textarea-vertical-align="middle" draw:auto-grow-height="false" fo:min-height="0.799cm" fo:min-width="20.032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4.808cm"/>
      <style:paragraph-properties style:writing-mode="lr-tb"/>
    </style:style>
    <style:style style:name="P1" style:family="paragraph">
      <loext:graphic-properties draw:fill-color="#314004"/>
      <style:paragraph-properties fo:text-align="center"/>
      <style:text-properties fo:color="#000307" loext:opacity="100%" style:font-name="Bahnschrift Light Condensed" fo:font-size="96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loext:graphic-properties draw:fill-color="#efe7cb"/>
      <style:paragraph-properties fo:text-align="center"/>
    </style:style>
    <style:style style:name="P4" style:family="paragraph">
      <loext:graphic-properties draw:fill-color="#000307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e9ddb6" loext:opacity="100%" fo:font-size="72pt" style:font-size-asian="72pt" style:font-size-complex="7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9ddb6" loext:opacity="100%" fo:font-size="72pt" style:font-size-asian="72pt" style:font-size-complex="72pt"/>
    </style:style>
    <style:style style:name="T1" style:family="text">
      <style:text-properties fo:color="#e9ddb6" loext:opacity="100%" style:font-name="Bahnschrift Light Condense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05cm" svg:height="6.411cm" svg:x="0.455cm" svg:y="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553cm" svg:height="7.157cm" svg:x="11.843cm" svg:y="9.342cm">
          <draw:image xlink:href="Pictures/1000000000000514000003CEAAD2AD59209C4D10.png" xlink:type="simple" xlink:show="embed" xlink:actuate="onLoad" draw:mime-type="image/png">
            <text:p/>
          </draw:image>
        </draw:frame>
        <draw:polygon draw:style-name="gr3" draw:text-style-name="P3" draw:layer="layout" svg:width="1.987cm" svg:height="1.702cm" svg:x="14.363cm" svg:y="0.201cm" svg:viewBox="0 0 1988 1703" draw:points="0,756 16,626 142,404 578,0 1972,849 1988,1221 1520,1703 336,1620 268,1480">
          <text:p/>
        </draw:polygon>
        <draw:polygon draw:style-name="gr3" draw:text-style-name="P3" draw:layer="layout" svg:width="2.071cm" svg:height="1.686cm" svg:x="14.963cm" svg:y="-0.633cm" svg:viewBox="0 0 2072 1687" draw:points="0,812 1388,1687 2072,942 1845,295 1283,31 962,15 757,0 300,129 21,383 15,554">
          <text:p/>
        </draw:polygon>
        <draw:polygon draw:style-name="gr3" draw:text-style-name="P3" draw:layer="layout" svg:width="1.719cm" svg:height="1.396cm" svg:x="16.834cm" svg:y="-0.783cm" svg:viewBox="0 0 1720 1397" draw:points="0,419 216,1066 1020,1397 1720,978 1467,311 537,0">
          <text:p/>
        </draw:polygon>
        <draw:polygon draw:style-name="gr3" draw:text-style-name="P3" draw:layer="layout" svg:width="1.929cm" svg:height="1.837cm" svg:x="16.377cm" svg:y="0.309cm" svg:viewBox="0 0 1930 1838" draw:points="0,776 657,0 1525,337 1930,1377 1410,1838 0,1025">
          <text:p/>
        </draw:polygon>
        <draw:polygon draw:style-name="gr3" draw:text-style-name="P3" draw:layer="layout" svg:width="1.819cm" svg:height="1.888cm" svg:x="15.904cm" svg:y="1.396cm" svg:viewBox="0 0 1820 1889" draw:points="484,0 1820,761 1709,1424 568,1889 163,1615 0,523">
          <text:p/>
        </draw:polygon>
        <draw:polygon draw:style-name="gr3" draw:text-style-name="P3" draw:layer="layout" svg:width="1.771cm" svg:height="1.552cm" svg:x="14.294cm" svg:y="1.831cm" svg:viewBox="0 0 1772 1553" draw:points="426,0 1567,104 1772,1206 631,1553 0,1154">
          <text:p/>
        </draw:polygon>
        <draw:polygon draw:style-name="gr3" draw:text-style-name="P3" draw:layer="layout" svg:width="1.751cm" svg:height="2.023cm" svg:x="13.148cm" svg:y="3.001cm" svg:viewBox="0 0 1752 2024" draw:points="158,383 295,223 1089,0 1752,445 1704,1543 700,2024 0,1739">
          <text:p/>
        </draw:polygon>
        <draw:polygon draw:style-name="gr3" draw:text-style-name="P3" draw:layer="layout" svg:width="1.882cm" svg:height="2.178cm" svg:x="11.434cm" svg:y="2.872cm" svg:viewBox="0 0 1883 2179" draw:points="1883,378 1425,0 5,678 0,1532 1083,2179 1657,1952 1688,1874">
          <text:p/>
        </draw:polygon>
        <draw:polygon draw:style-name="gr3" draw:text-style-name="P3" draw:layer="layout" svg:width="1.819cm" svg:height="2.183cm" svg:x="14.857cm" svg:y="3.063cm" svg:viewBox="0 0 1820 2184" draw:points="79,399 1209,0 1583,244 1820,1413 736,2184 0,1620">
          <text:p/>
        </draw:polygon>
        <draw:polygon draw:style-name="gr3" draw:text-style-name="P3" draw:layer="layout" svg:width="2.145cm" svg:height="2.132cm" svg:x="16.456cm" svg:y="2.856cm" svg:viewBox="0 0 2146 2133" draw:points="0,471 1168,0 1315,21 2146,932 2030,1543 1020,2133 237,1646">
          <text:p/>
        </draw:polygon>
        <draw:polygon draw:style-name="gr3" draw:text-style-name="P3" draw:layer="layout" svg:width="1.792cm" svg:height="1.904cm" svg:x="17.671cm" svg:y="1.696cm" svg:viewBox="0 0 1793 1905" draw:points="94,487 0,1098 789,1905 1625,1719 1777,1424 1793,1289 1083,119 637,0 578,57">
          <text:p/>
        </draw:polygon>
        <draw:polygon draw:style-name="gr3" draw:text-style-name="P3" draw:layer="layout" svg:width="1.298cm" svg:height="1.515cm" svg:x="17.944cm" svg:y="0.289cm" svg:viewBox="0 0 1299 1516" draw:points="573,0 0,336 379,1413 820,1516 1299,1211 1199,600 1136,311 1131,311">
          <text:p/>
        </draw:polygon>
        <draw:polygon draw:style-name="gr3" draw:text-style-name="P3" draw:layer="layout" svg:width="1.518cm" svg:height="1.169cm" svg:x="18.318cm" svg:y="-0.576cm" svg:viewBox="0 0 1519 1170" draw:points="0,124 289,875 789,1170 1519,803 1430,528 184,0">
          <text:p/>
        </draw:polygon>
        <draw:polygon draw:style-name="gr3" draw:text-style-name="P3" draw:layer="layout" svg:width="1.335cm" svg:height="1.355cm" svg:x="19.106cm" svg:y="0.397cm" svg:viewBox="0 0 1336 1356" draw:points="494,0 0,238 148,1113 594,1356 1336,1030 1215,786">
          <text:p/>
        </draw:polygon>
        <draw:polygon draw:style-name="gr3" draw:text-style-name="P3" draw:layer="layout" svg:width="1.329cm" svg:height="1.397cm" svg:x="18.786cm" svg:y="1.536cm" svg:viewBox="0 0 1330 1398" draw:points="479,0 1110,306 1330,741 952,1398 610,1279 0,300">
          <text:p/>
        </draw:polygon>
        <draw:polygon draw:style-name="gr3" draw:text-style-name="P3" draw:layer="layout" svg:width="1.498cm" svg:height="1.774cm" svg:x="18.507cm" svg:y="3.461cm" svg:viewBox="0 0 1499 1775" draw:points="0,171 836,0 1499,937 978,1775 10,906">
          <text:p/>
        </draw:polygon>
        <draw:polygon draw:style-name="gr3" draw:text-style-name="P3" draw:layer="layout" svg:width="1.55cm" svg:height="1.697cm" svg:x="19.359cm" svg:y="2.934cm" svg:viewBox="0 0 1551 1698" draw:points="163,0 0,440 568,1341 1094,1682 1446,1698 1551,1283 1157,548 1152,548">
          <text:p/>
        </draw:polygon>
        <draw:polygon draw:style-name="gr3" draw:text-style-name="P3" draw:layer="layout" svg:width="1.151cm" svg:height="1.205cm" svg:x="19.721cm" svg:y="2.302cm" svg:viewBox="0 0 1152 1206" draw:points="426,0 0,689 847,1206 1152,621 1094,259">
          <text:p/>
        </draw:polygon>
        <draw:polygon draw:style-name="gr3" draw:text-style-name="P3" draw:layer="layout" svg:width="1.424cm" svg:height="1.267cm" svg:x="19.853cm" svg:y="1.267cm" svg:viewBox="0 0 1425 1268" draw:points="0,455 689,0 952,52 1425,631 973,1268 263,973">
          <text:p/>
        </draw:polygon>
        <draw:polygon draw:style-name="gr3" draw:text-style-name="P3" draw:layer="layout" svg:width="2.129cm" svg:height="1.951cm" svg:x="15.594cm" svg:y="4.517cm" svg:viewBox="0 0 2130 1952" draw:points="1067,0 10,771 0,1491 615,1822 1078,1879 1556,1952 2114,1853 2130,1403 1945,570">
          <text:p/>
        </draw:polygon>
        <draw:polygon draw:style-name="gr3" draw:text-style-name="P3" draw:layer="layout" svg:width="1.566cm" svg:height="1.169cm" svg:x="12.049cm" svg:y="5.289cm" svg:viewBox="0 0 1567 1170" draw:points="1557,0 0,636 253,968 1093,1170 1562,911 1567,911">
          <text:p/>
        </draw:polygon>
        <draw:polygon draw:style-name="gr3" draw:text-style-name="P3" draw:layer="layout" svg:width="1.745cm" svg:height="1.179cm" svg:x="12.028cm" svg:y="4.766cm" svg:viewBox="0 0 1746 1180" draw:points="1746,429 1115,0 234,381 65,728 0,1180">
          <text:p/>
        </draw:polygon>
        <draw:polygon draw:style-name="gr3" draw:text-style-name="P3" draw:layer="layout" svg:width="1.992cm" svg:height="1.63cm" svg:x="13.595cm" svg:y="4.637cm" svg:viewBox="0 0 1993 1631" draw:points="1961,657 1215,0 74,507 68,756 0,921 5,1579 1073,1631 1993,1367">
          <text:p/>
        </draw:polygon>
        <draw:polygon draw:style-name="gr3" draw:text-style-name="P3" draw:layer="layout" svg:width="2.434cm" svg:height="1.93cm" svg:x="17.565cm" svg:y="4.424cm" svg:viewBox="0 0 2435 1931" draw:points="0,642 926,0 2403,1325 2435,1558 2272,1931 1536,1848 174,1511 179,1511">
          <text:p/>
        </draw:polygon>
        <draw:polygon draw:style-name="gr3" draw:text-style-name="P3" draw:layer="layout" svg:width="1.471cm" svg:height="1.542cm" svg:x="19.511cm" svg:y="4.424cm" svg:viewBox="0 0 1472 1543" draw:points="537,0 0,792 463,1315 605,1501 1257,1543 1472,715 1309,244">
          <text:p/>
        </draw:polygon>
        <draw:polygon draw:style-name="gr3" draw:text-style-name="P3" draw:layer="layout" svg:width="1.655cm" svg:height="1.717cm" svg:x="11.213cm" svg:y="1.608cm" svg:viewBox="0 0 1656 1718" draw:points="862,0 1278,52 1656,1201 578,1718 189,1449 0,564 284,337 510,160 673,46">
          <text:p/>
        </draw:polygon>
        <draw:polygon draw:style-name="gr3" draw:text-style-name="P3" draw:layer="layout" svg:width="2.224cm" svg:height="2.261cm" svg:x="12.485cm" svg:y="0.878cm" svg:viewBox="0 0 2225 2262" draw:points="0,698 589,0 1851,72 2225,958 1814,2065 868,2262 421,1982 373,1936">
          <text:p/>
        </draw:polygon>
        <draw:g>
          <draw:custom-shape draw:style-name="gr4" draw:text-style-name="P4" draw:layer="layout" svg:width="1.469cm" svg:height="7.437cm" svg:x="20.531cm" svg:y="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0.532cm" svg:height="0.84cm" svg:x="1.468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469cm" svg:height="7.437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0.532cm" svg:height="1.049cm" svg:x="1.468cm" svg:y="6.388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6" draw:layer="layout" svg:width="10.909cm" svg:height="5.058cm" svg:x="1.143cm" svg:y="3.905cm">
          <draw:text-box>
            <text:p text:style-name="P5"><text:span text:style-name="T1">ASOT I 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family-generic="modern" style:font-pitch="fixed"/>
    <style:font-face style:name="Noto Mono" svg:font-family="'Noto Mono'" style:font-family-generic="modern" style:font-pitch="fixed"/>
    <style:font-face style:name="Unispace" svg:font-family="Unispace" style:font-family-generic="modern" style:font-pitch="fixed"/>
    <style:font-face style:name="David CLM" svg:font-family="'David CLM'" style:font-pitch="variable"/>
    <style:font-face style:name="Ebrima" svg:font-family="Ebrima" style:font-pitch="variable"/>
    <style:font-face style:name="Sitka Small" svg:font-family="'Sitka Small'" style:font-pitch="variable"/>
    <style:font-face style:name="Zeroes One" svg:font-family="'Zeroes One'" style:font-family-generic="decorative" style:font-pitch="variable"/>
    <style:font-face style:name="Anurati" svg:font-family="Anurati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ond" svg:font-family="'Noto Serif Cond'" style:font-family-generic="roman" style:font-pitch="variable"/>
    <style:font-face style:name="Bahnschrift" svg:font-family="Bahnschrift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ndara Light" svg:font-family="'Candara Light'" style:font-family-generic="swiss" style:font-pitch="variable"/>
    <style:font-face style:name="Corbel Light1" svg:font-family="'Corbel Light'" style:font-adornments="Light Condensed" style:font-family-generic="swiss" style:font-pitch="variable"/>
    <style:font-face style:name="Corbel Light" svg:font-family="'Corbel Light'" style:font-adornments="Regular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1T22:00:31.712000000</meta:creation-date>
    <dc:date>2022-03-11T22:41:20.727000000</dc:date>
    <meta:editing-duration>PT9M42S</meta:editing-duration>
    <meta:editing-cycles>1</meta:editing-cycles>
    <meta:document-statistic meta:object-count="35"/>
    <meta:generator>LibreOffice/7.0.3.1$Windows_X86_64 LibreOffice_project/d7547858d014d4cf69878db179d326fc3483e082</meta:generator>
  </office:meta>
</office:document-meta>
</file>